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 fo:font-size="24pt" fo:font-weight="bold" officeooo:rsid="00086c3b" officeooo:paragraph-rsid="00086c3b" style:font-name-asian="Droid Sans Fallback" style:font-size-asian="24pt" style:font-weight-asian="bold" style:font-name-complex="Droid Sans Devanagari" style:font-size-complex="24pt" style:font-weight-complex="bold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ject</text:h>
      <text:p text:style-name="Standard">The word project comes from the Latin word projectum from the Latin verb proicere, "before an action" which in turn comes from pro-, which denotes precedence, something that comes before something else in time (paralleling the Greek πρό) and iacere, "to do". The word "project" thus originally meant "before an action".</text:p>
      <text:p text:style-name="Standard"/>
      <text:p text:style-name="Standard">When the English language initially adopted the word, it referred to a plan of something, not to the act of actually carrying this plan out. Something performed in accordance with a project became known as an "object". Every project has certain phases of development. </text:p>
      <text:p text:style-name="Standard"/>
      <text:p text:style-name="Standard"><draw:frame draw:style-name="fr1" draw:name="project-01" text:anchor-type="paragraph" svg:width="17cm" style:rel-width="100%" svg:height="12.25cm" style:rel-height="scale" draw:z-index="0"><draw:image xlink:href="../images/project-01.png" xlink:type="simple" xlink:show="embed" xlink:actuate="onLoad" draw:mime-type="image/png"/><svg:title>Projet de machine aérostatique, par l’ingénieur Lelièvre</svg:title></draw:frame></text:p>
      <text:p text:style-name="Standard">Projet de machine aérostatique, par l’ingénieur LelièvreProjet de machine aérostatique, par l’ingénieur Lelièvr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2-02-13T20:37:53.238426076</dc:date>
    <meta:editing-duration>PT20M21S</meta:editing-duration>
    <meta:editing-cycles>8</meta:editing-cycles>
    <meta:generator>Collabora_Office/21.06.15.1$Linux_X86_64 LibreOffice_project/60a66e4bf6afbf5d4221dab436bb1aca744a7ddf</meta:generator>
    <dc:creator>Pedro Silva</dc:creator>
    <meta:document-statistic meta:table-count="0" meta:image-count="1" meta:object-count="0" meta:page-count="1" meta:paragraph-count="4" meta:word-count="109" meta:character-count="708" meta:non-whitespace-character-count="601"/>
  </office:meta>
</office:document-meta>
</file>